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cdb" officeooo:paragraph-rsid="000a0cdb"/>
    </style:style>
    <style:style style:name="P2" style:family="paragraph" style:parent-style-name="Standard" style:list-style-name="L1">
      <style:text-properties officeooo:rsid="000a0cdb" officeooo:paragraph-rsid="000a0cdb"/>
    </style:style>
    <style:style style:name="P3" style:family="paragraph" style:parent-style-name="Standard" style:list-style-name="L1">
      <style:text-properties officeooo:rsid="000a0cdb" officeooo:paragraph-rsid="000a1533"/>
    </style:style>
    <style:style style:name="T1" style:family="text">
      <style:text-properties officeooo:rsid="000a15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CSS JS - chạy bằng browser</text:p>
      <text:list xml:id="list2926212405114830364" text:style-name="L1">
        <text:list-item>
          <text:p text:style-name="P2">HTML: khung của web, tạo ra các đối tượng (paragraph, picture, ...) của web</text:p>
        </text:list-item>
        <text:list-item>
          <text:p text:style-name="P2">CSS: style cho các đối tượng đó</text:p>
        </text:list-item>
        <text:list-item>
          <text:p text:style-name="P3">JS: cung cấp khả năng tính toán, tương tác, các tính năng cho web. Đặt <text:span text:style-name="T1">JS code trong thẻ &lt;script&gt; &lt;/script&gt; của HTML co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1:30:17.332068421</meta:creation-date>
    <meta:generator>LibreOffice/5.1.6.2$Linux_X86_64 LibreOffice_project/10m0$Build-2</meta:generator>
    <dc:date>2018-07-23T21:34:16.981765349</dc:date>
    <meta:editing-duration>PT4M</meta:editing-duration>
    <meta:editing-cycles>2</meta:editing-cycles>
    <meta:document-statistic meta:table-count="0" meta:image-count="0" meta:object-count="0" meta:page-count="1" meta:paragraph-count="4" meta:word-count="55" meta:character-count="261" meta:non-whitespace-character-count="213"/>
  </office:meta>
</office:document-meta>
</file>